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1.311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849cm" fo:min-width="4.834cm"/>
    </style:style>
    <style:style style:name="gr3" style:family="graphic" style:parent-style-name="standard">
      <style:graphic-properties svg:stroke-color="#ffffff" draw:fill-color="#b2b2b2" draw:textarea-horizontal-align="justify" draw:textarea-vertical-align="middle" draw:auto-grow-height="false" fo:min-height="0.852cm" fo:min-width="4.834cm"/>
    </style:style>
    <style:style style:name="gr4" style:family="graphic" style:parent-style-name="standard">
      <style:graphic-properties draw:fill-color="#3333ff" draw:textarea-horizontal-align="justify" draw:textarea-vertical-align="middle" draw:auto-grow-height="false" fo:min-height="0.561cm" fo:min-width="3.31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561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94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6.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001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2.037cm"/>
    </style:style>
    <style:style style:name="gr14" style:family="graphic" style:parent-style-name="standard">
      <style:graphic-properties draw:textarea-horizontal-align="justify" draw:textarea-vertical-align="middle" draw:auto-grow-height="false" fo:min-height="1.41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361cm" fo:min-width="0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561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svg:stroke-width="0.051cm" svg:stroke-color="#c5000b" draw:marker-start-width="0.356cm" draw:marker-end-width="0.356cm" draw:fill="none" draw:textarea-horizontal-align="justify" draw:textarea-vertical-align="middle" draw:auto-grow-height="false" fo:min-height="0.506cm" fo:min-width="0.977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2" style:family="paragraph">
      <style:paragraph-properties fo:text-align="center"/>
      <style:text-properties fo:color="#ffffff" fo:font-size="14pt" fo:font-weight="bold" style:font-size-asian="18pt" style:font-size-complex="18pt"/>
    </style:style>
    <style:style style:name="P3" style:family="paragraph">
      <loext:graphic-properties draw:fill-color="#00cc00"/>
      <style:paragraph-properties fo:text-align="center"/>
      <style:text-properties fo:color="#ffffff" fo:font-size="14pt" fo:font-weight="bold" style:font-size-asian="18pt" style:font-size-complex="18pt"/>
    </style:style>
    <style:style style:name="P4" style:family="paragraph">
      <style:paragraph-properties fo:text-align="center"/>
      <style:text-properties fo:color="#000000" fo:font-size="18pt" fo:font-weight="bold" style:font-size-asian="18pt" style:font-size-complex="18pt"/>
    </style:style>
    <style:style style:name="P5" style:family="paragraph">
      <loext:graphic-properties draw:fill-color="#b2b2b2"/>
      <style:paragraph-properties fo:text-align="center"/>
      <style:text-properties fo:color="#000000" fo:font-size="18pt" fo:font-weight="bold" style:font-size-asian="18pt" style:font-size-complex="18pt"/>
    </style:style>
    <style:style style:name="P6" style:family="paragraph">
      <style:paragraph-properties fo:text-align="center"/>
      <style:text-properties fo:color="#ffffff" fo:font-size="12pt" fo:font-weight="bold" style:font-size-asian="18pt" style:font-size-complex="18pt"/>
    </style:style>
    <style:style style:name="P7" style:family="paragraph">
      <loext:graphic-properties draw:fill-color="#3333ff"/>
      <style:paragraph-properties fo:text-align="center"/>
      <style:text-properties fo:color="#ffffff" fo:font-size="12pt" fo:font-weight="bold" style:font-size-asian="18pt" style:font-size-complex="18pt"/>
    </style:style>
    <style:style style:name="P8" style:family="paragraph">
      <style:paragraph-properties fo:text-align="center"/>
      <style:text-properties fo:color="#3333ff" fo:font-size="12pt" fo:font-weight="bold" style:font-size-asian="18pt" style:font-size-complex="18pt"/>
    </style:style>
    <style:style style:name="P9" style:family="paragraph">
      <loext:graphic-properties draw:fill-color="#ffff99"/>
      <style:paragraph-properties fo:text-align="center"/>
      <style:text-properties fo:color="#3333ff" fo:font-size="12pt" fo:font-weight="bold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9900"/>
      <style:paragraph-properties fo:text-align="center"/>
      <style:text-properties fo:color="#3333ff" fo:font-size="12pt" fo:font-weight="bold" style:font-size-asian="18pt" style:font-size-complex="18pt"/>
    </style:style>
    <style:style style:name="P13" style:family="paragraph">
      <style:text-properties fo:font-size="9pt" fo:font-style="italic" fo:background-color="#dddddd" style:font-size-asian="18pt" style:font-size-complex="18pt"/>
    </style:style>
    <style:style style:name="P14" style:family="paragraph">
      <loext:graphic-properties draw:fill="none" draw:fill-color="#ffffff"/>
      <style:text-properties fo:font-size="9pt" fo:font-style="italic" fo:background-color="#dddddd" style:font-size-asian="18pt" style:font-size-complex="18pt"/>
    </style:style>
    <style:style style:name="P15" style:family="paragraph">
      <style:text-properties fo:font-size="10pt" fo:font-style="italic" fo:background-color="#dddddd" style:font-size-asian="18pt" style:font-size-complex="18pt"/>
    </style:style>
    <style:style style:name="P16" style:family="paragraph">
      <loext:graphic-properties draw:fill="none" draw:fill-color="#ffffff"/>
      <style:text-properties fo:font-size="10pt" fo:font-style="italic" fo:background-color="#dddddd" style:font-size-asian="18pt" style:font-size-complex="18pt"/>
    </style:style>
    <style:style style:name="P17" style:family="paragraph">
      <style:text-properties fo:font-size="8pt" fo:font-style="italic" fo:background-color="#dddddd" style:font-size-asian="18pt" style:font-size-complex="18pt"/>
    </style:style>
    <style:style style:name="P18" style:family="paragraph">
      <loext:graphic-properties draw:fill="none" draw:fill-color="#ffffff"/>
      <style:text-properties fo:font-size="8pt" fo:font-style="italic" fo:background-color="#dddddd" style:font-size-asian="18pt" style:font-size-complex="18pt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color="#ffffff" fo:font-size="14pt" fo:font-weight="bold" style:font-size-asian="18pt" style:font-size-complex="18pt"/>
    </style:style>
    <style:style style:name="T3" style:family="text">
      <style:text-properties fo:color="#000000" fo:font-size="14pt" fo:font-weight="bold" style:font-size-asian="18pt" style:font-size-complex="18pt"/>
    </style:style>
    <style:style style:name="T4" style:family="text">
      <style:text-properties fo:color="#ffffff" fo:font-size="12pt" fo:font-weight="bold" style:font-size-asian="18pt" style:font-size-complex="18pt"/>
    </style:style>
    <style:style style:name="T5" style:family="text">
      <style:text-properties fo:color="#3333ff" fo:font-size="12pt" fo:font-weight="bold" style:font-size-asian="18pt" style:font-size-complex="18pt"/>
    </style:style>
    <style:style style:name="T6" style:family="text">
      <style:text-properties fo:font-size="9pt" fo:font-style="italic" fo:background-color="#dddddd"/>
    </style:style>
    <style:style style:name="T7" style:family="text">
      <style:text-properties fo:font-size="10pt" fo:font-style="italic" fo:background-color="#dddddd"/>
    </style:style>
    <style:style style:name="T8" style:family="text">
      <style:text-properties fo:font-style="italic"/>
    </style:style>
    <style:style style:name="T9" style:family="text">
      <style:text-properties fo:font-style="italic"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1.524cm" svg:x="1.372cm" svg:y="1.016cm">
          <text:p text:style-name="P1"><text:span text:style-name="T1">VeoPro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0.891cm 9.771cm)">
          <text:p text:style-name="P2"><text:span text:style-name="T2">Veo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334cm" svg:height="1.102cm" svg:x="6.325cm" svg:y="3.556cm">
          <text:p text:style-name="P4"><text:span text:style-name="T3">Veo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0.811cm" svg:x="6.325cm" svg:y="8.501cm">
          <text:p text:style-name="P6"><text:span text:style-name="T4">VEMemPt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81cm" svg:height="0.811cm" svg:x="6.987cm" svg:y="6.209cm">
          <text:p text:style-name="P8"><text:span text:style-name="T5">VeoFun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0.811cm" svg:x="6.987cm" svg:y="5.207cm">
          <text:p text:style-name="P6"><text:span text:style-name="T4">VEMemP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2.491cm 9.771cm)">
          <text:p text:style-name="P2"><text:span text:style-name="T2">VeoCon</text:span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4.191cm 9.771cm)">
          <text:p text:style-name="P2"><text:span text:style-name="T2">Veo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254cm" svg:height="1.016cm" svg:x="10.262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1.651cm" svg:height="0.254cm" svg:x="5.309cm" svg:y="6.46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1" draw:layer="layout" svg:x1="6.325cm" svg:y1="8.501cm" svg:x2="0.864cm" svg:y2="8.501cm">
          <text:p/>
        </draw:line>
        <draw:line draw:style-name="gr8" draw:text-style-name="P11" draw:layer="layout" svg:x1="6.326cm" svg:y1="9.301cm" svg:x2="0.865cm" svg:y2="9.301cm">
          <text:p/>
        </draw:line>
        <draw:custom-shape draw:style-name="gr9" draw:text-style-name="P10" draw:layer="layout" svg:width="0.127cm" svg:height="2.032cm" svg:x="11.405cm" svg:y="4.6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127cm" svg:height="6.35cm" svg:x="12.948cm" svg:y="2.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71cm" svg:height="0.254cm" svg:x="10.834cm" svg:y="5.5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0.57cm" svg:height="0.254cm" svg:x="10.835cm" svg:y="6.5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2.794cm" svg:height="0.254cm" svg:x="10.135cm" svg:y="8.738cm">
          <text:p/>
          <draw:enhanced-geometry svg:viewBox="0 0 21600 21600" draw:text-areas="?f7 ?f0 21600 ?f2" draw:type="left-arrow" draw:modifiers="4355.77639751553 5844.7058823529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0.254cm" svg:height="1.904cm" svg:x="1.363cm" svg:y="2.5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0.254cm" svg:height="1.904cm" svg:x="2.964cm" svg:y="2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0.254cm" svg:height="1.904cm" svg:x="4.664cm" svg:y="2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0.127cm" svg:height="0.611cm" svg:x="6.26cm" svg:y="7.2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81cm" svg:height="0.811cm" svg:x="6.987cm" svg:y="7.309cm">
          <text:p text:style-name="P8"><text:span text:style-name="T5">VeoReque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57cm" svg:height="0.254cm" svg:x="6.39cm" svg:y="7.62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4" draw:layer="layout" svg:width="2.001cm" svg:height="0.607cm" svg:x="5.157cm" svg:y="6.695cm">
          <draw:text-box>
            <text:p text:style-name="P13"><text:span text:style-name="T6">call_async</text:span></text:p>
          </draw:text-box>
        </draw:frame>
        <draw:frame draw:style-name="gr17" draw:text-style-name="P16" draw:layer="layout" svg:width="2.61cm" svg:height="0.645cm" svg:x="1.794cm" svg:y="2.961cm">
          <draw:text-box>
            <text:p text:style-name="P15"><text:span text:style-name="T7">open_context</text:span></text:p>
          </draw:text-box>
        </draw:frame>
        <draw:frame draw:style-name="gr17" draw:text-style-name="P14" draw:layer="layout" svg:width="2.157cm" svg:height="0.607cm" svg:x="8.579cm" svg:y="2.649cm">
          <draw:text-box>
            <text:p text:style-name="P13"><text:span text:style-name="T6">load_library</text:span></text:p>
          </draw:text-box>
        </draw:frame>
        <draw:frame draw:style-name="gr17" draw:text-style-name="P14" draw:layer="layout" svg:width="2.043cm" svg:height="0.607cm" svg:x="11.18cm" svg:y="8.85cm">
          <draw:text-box>
            <text:p text:style-name="P13"><text:span text:style-name="T6">alloc_mem</text:span></text:p>
          </draw:text-box>
        </draw:frame>
        <draw:frame draw:style-name="gr17" draw:text-style-name="P18" draw:layer="layout" svg:width="2.111cm" svg:height="0.569cm" svg:x="10.779cm" svg:y="6.59cm">
          <draw:text-box>
            <text:p text:style-name="P17"><text:span text:style-name="T8">find_function</text:span></text:p>
          </draw:text-box>
        </draw:frame>
        <draw:frame draw:style-name="gr17" draw:text-style-name="P18" draw:layer="layout" svg:width="1.954cm" svg:height="0.569cm" svg:x="10.816cm" svg:y="5.15cm">
          <draw:text-box>
            <text:p text:style-name="P17"><text:span text:style-name="T9">get_symbol</text:span></text:p>
          </draw:text-box>
        </draw:frame>
        <draw:frame draw:style-name="gr17" draw:text-style-name="P18" draw:layer="layout" svg:width="1.857cm" svg:height="0.569cm" svg:x="11.116cm" svg:y="7.291cm">
          <draw:text-box>
            <text:p text:style-name="P17"><text:span text:style-name="T9">wait_result</text:span></text:p>
          </draw:text-box>
        </draw:frame>
        <draw:frame draw:style-name="gr17" draw:text-style-name="P18" draw:layer="layout" svg:width="1.967cm" svg:height="0.569cm" svg:x="11.117cm" svg:y="7.692cm">
          <draw:text-box>
            <text:p text:style-name="P17"><text:span text:style-name="T9">peek_result</text:span></text:p>
          </draw:text-box>
        </draw:frame>
        <draw:custom-shape draw:style-name="gr18" draw:text-style-name="P10" draw:layer="layout" svg:width="0.479cm" svg:height="0.254cm" svg:x="10.805cm" svg:y="7.639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1.615cm" svg:height="0.894cm" svg:x="11.285cm" svg:y="7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1cm" fo:margin-right="0.6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7:06:12.997535751</meta:creation-date>
    <dc:date>2018-02-12T18:05:08.981720496</dc:date>
    <meta:editing-duration>PT6M27S</meta:editing-duration>
    <meta:editing-cycles>3</meta:editing-cycles>
    <meta:generator>LibreOffice/5.1.6.2$Linux_X86_64 LibreOffice_project/10m0$Build-2</meta:generator>
    <meta:document-statistic meta:object-count="33"/>
  </office:meta>
</office:document-meta>
</file>